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Warunek</text:p>
          </table:table-cell>
          <table:table-cell office:value-type="string" calcext:value-type="string">
            <text:p>K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C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!ti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8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tim|| !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!tim &amp;&amp; !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C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8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A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8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A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8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A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8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A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8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A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.00.0000</text:date>, <text:time style:data-style-name="N2" text:time-value="17:54:45.6308878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4:08:28.742356423</meta:creation-date>
    <dc:date>2020-12-08T19:15:36.484754334</dc:date>
    <meta:editing-duration>PT8M20S</meta:editing-duration>
    <meta:editing-cycles>3</meta:editing-cycles>
    <meta:generator>LibreOffice/6.4.2.2$Linux_X86_64 LibreOffice_project/40$Build-2</meta:generator>
    <meta:document-statistic meta:table-count="1" meta:cell-count="185" meta:object-count="0"/>
  </office:meta>
</office:document-meta>
</file>